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Font.isKern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ontType( FontType fo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Weight(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Font.setFlags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isSymbolicFo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putKerningEntry( Integer key , Map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Font.setFontSubFamilyName( String subFami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replaceKerningMap( Map kerning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Font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Resolver(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Ascender( int a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EmbedFileSour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Font.setXHeight( int x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CapHeight( int cap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ItalicA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Stripp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Kerning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De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StemV( int stem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EmbedFileNam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A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EmbedResourc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Kerning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Font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Embed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ontBBox( int [ ]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Emb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on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Stem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Descender( int de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ItalicAngle( int italicA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ontSub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hasKerning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o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X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ul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Missing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LastCha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on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Emb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amilyNames( Set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setFirstCha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Cap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Font.getMissing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